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HandlerMethodResolver.ExceptionHandlerMethodResolver( Class &lt; ? &gt; handle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erMethodResolver.noMatching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HandlerMethodResolver.getMappedMethod( Class &lt; ? extends Throwable &gt; exception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eptionHandlerMethodResolver.resolveMethodByExceptionType( Class &lt; ? extends Throwable &gt; excep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HandlerMethodResolver.addExceptionMapping( Class &lt; ? extends Throwable &gt; exceptionType ,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erMethodResolver.hasException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MethodResolver.resolveMethod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MethodResolver.resolveMethodByThrowable(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HandlerMethodResolver.detectExceptionMappings( Method 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ceptionHandlerMethodResolver.detectAnnotationExceptionMappings( Method method , List &lt; Class &lt; ? extends Throwable &gt;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